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f14c" officeooo:paragraph-rsid="0016f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inforcement Learning-Based Neural Network Congestion Controller for ATM Networks</text:p>
      <text:p text:style-name="Standard"/>
      <text:p text:style-name="P1">Em geral, mesmos princípios do R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0:57:14.224000000</dc:date>
    <meta:editing-duration>PT29S</meta:editing-duration>
    <meta:editing-cycles>1</meta:editing-cycles>
    <meta:document-statistic meta:table-count="0" meta:image-count="0" meta:object-count="0" meta:page-count="1" meta:paragraph-count="2" meta:word-count="15" meta:character-count="115" meta:non-whitespace-character-count="102"/>
    <meta:generator>LibreOffice/7.4.2.3$Windows_X86_64 LibreOffice_project/382eef1f22670f7f4118c8c2dd222ec7ad009daf</meta:generator>
  </office:meta>
</office:document-meta>
</file>